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ichael Heilprin Lodge, Joseph Rosenfel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23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 Oct. 23[/ inserted by author]1893/</text:p>
      <text:p text:style-name="P2">Rev Dr Morais/</text:p>
      <text:p text:style-name="P2"><text:tab/>Dear Sir &amp; Bro/</text:p>
      <text:p text:style-name="P2"><text:tab/><text:tab/>At a meeting/ of the committee on celebration of/ the Golden Jubilee of the order of B'na/ B'rith by Michael Heilprin Lodge/ it was unamously[sic!] decided to/ send you a vote of thanks for your/ active work in the order and that/ we wish you many years of life/ to continue the good work in aid/ of our people again thanking you/ for your work we remain yours/ in JOBB./ Michael Heilprin Lodge Jos Rosenfeld/ 621 so 9th Sec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0:18:22.31</meta:creation-date>
    <meta:document-statistic meta:table-count="0" meta:image-count="0" meta:object-count="0" meta:page-count="2" meta:paragraph-count="64" meta:word-count="259" meta:character-count="1791"/>
    <dc:date>2011-12-19T10:22:19.05</dc:date>
    <dc:creator>Penn Libraries</dc:creator>
    <meta:editing-duration>PT00H03M56S</meta:editing-duration>
    <meta:editing-cycles>1</meta:editing-cycles>
    <meta:generator>OpenOffice.org/3.2$Win32 OpenOffice.org_project/320m12$Build-9483</meta:generator>
  </office:meta>
</office:document-meta>
</file>